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93376" officeooo:paragraph-rsid="00093376"/>
    </style:style>
    <style:style style:name="P2" style:family="paragraph" style:parent-style-name="Standard" style:list-style-name="L1">
      <style:paragraph-properties fo:margin-top="0.0398in" fo:margin-bottom="0.0398in" loext:contextual-spacing="false" fo:text-align="justify" style:justify-single-word="false"/>
      <style:text-properties officeooo:rsid="00093376" officeooo:paragraph-rsid="00093376"/>
    </style:style>
    <style:style style:name="P3" style:family="paragraph" style:parent-style-name="Standard" style:list-style-name="L1">
      <style:paragraph-properties fo:margin-top="0.0398in" fo:margin-bottom="0.0398in" loext:contextual-spacing="false" fo:text-align="justify" style:justify-single-word="false"/>
      <style:text-properties officeooo:rsid="00095a4b" officeooo:paragraph-rsid="00095a4b"/>
    </style:style>
    <style:style style:name="P4" style:family="paragraph" style:parent-style-name="Standard">
      <style:paragraph-properties fo:margin-top="0.0398in" fo:margin-bottom="0.0398in" loext:contextual-spacing="false" fo:text-align="justify" style:justify-single-word="false"/>
      <style:text-properties officeooo:rsid="0009894e" officeooo:paragraph-rsid="0009894e"/>
    </style:style>
    <style:style style:name="P5" style:family="paragraph" style:parent-style-name="Standard" style:list-style-name="L2">
      <style:paragraph-properties fo:margin-top="0.0398in" fo:margin-bottom="0.0398in" loext:contextual-spacing="false" fo:text-align="justify" style:justify-single-word="false"/>
      <style:text-properties officeooo:rsid="0009894e" officeooo:paragraph-rsid="0009894e"/>
    </style:style>
    <style:style style:name="P6" style:family="paragraph" style:parent-style-name="Standard" style:list-style-name="L1">
      <style:paragraph-properties fo:margin-top="0.0398in" fo:margin-bottom="0.0398in" loext:contextual-spacing="false" fo:text-align="justify" style:justify-single-word="false"/>
      <style:text-properties officeooo:rsid="0009894e" officeooo:paragraph-rsid="0009894e"/>
    </style:style>
    <style:style style:name="P7" style:family="paragraph" style:parent-style-name="Standard" style:list-style-name="L2">
      <style:paragraph-properties fo:margin-top="0.0398in" fo:margin-bottom="0.0398in" loext:contextual-spacing="false" fo:text-align="justify" style:justify-single-word="false"/>
      <style:text-properties officeooo:paragraph-rsid="0009894e"/>
    </style:style>
    <style:style style:name="T1" style:family="text">
      <style:text-properties fo:language="es" fo:country="CR" style:font-size-asian="10.5pt"/>
    </style:style>
    <style:style style:name="T2" style:family="text">
      <style:text-properties officeooo:rsid="00095a4b"/>
    </style:style>
    <style:style style:name="T3" style:family="text">
      <style:text-properties officeooo:rsid="0009894e"/>
    </style:style>
    <style:style style:name="T4" style:family="text">
      <style:text-properties officeooo:rsid="000b5ab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mana 1 <text:span text:style-name="T4">(25 abril – 1 mayo)</text:span></text:p>
      <text:list xml:id="list3932622314201025662" text:style-name="L1">
        <text:list-item>
          <text:p text:style-name="P2"><text:span text:style-name="T1">Sábado</text:span> 30 de abril:</text:p>
          <text:list>
            <text:list-item>
              <text:p text:style-name="P2">3:15pm Se inicia con la investigación del funcionamiento de la beagleboard, se conecta esta a la compu para otorgarle energía, una vez se intentó bootear el beagleboard se encontró un error, <text:span text:style-name="T2">el cual era que no le llegaba suficiente corriente por parte de la computadora (solucionado a las 530pm)</text:span></text:p>
            </text:list-item>
            <text:list-item>
              <text:p text:style-name="P3">6:00 pm Se procede a investigar como instalar un distribuidor linux en el beagleboard pues el kernel que tiene no es el adecuado para realizar el proyecto. <text:span text:style-name="T3">7:30</text:span></text:p>
            </text:list-item>
            <text:list-item>
              <text:p text:style-name="P6">8:00pm Se busca información de formas en las cuales se puede formatear una microSD en windows y en ubuntu, pero en cualquiera de los dos OS no se logró ya que no se reconoce la tarjeta, incluso cuando esta es reoconocida no permite la modificación de ninguno de sus archivos. (11:00pm)</text:p>
            </text:list-item>
          </text:list>
        </text:list-item>
      </text:list>
      <text:p text:style-name="P4">Semana 2 <text:span text:style-name="T4">(2 mayo – 8-mayo)</text:span></text:p>
      <text:list xml:id="list5418782372119483007" text:style-name="L2">
        <text:list-item>
          <text:p text:style-name="P7"><text:span text:style-name="T3">Lunes 2 de mayo:</text:span></text:p>
          <text:list>
            <text:list-item>
              <text:p text:style-name="P5">8:00am Se procede a probar la microSD con el adapter de otro compañero, la cual funcionó y se formateó y se le instaló el OS respectivo con el cual se puede realizar el proyecto.</text:p>
            </text:list-item>
            <text:list-item>
              <text:p text:style-name="P5">2:15pm Se inicia la investigación sobre qué es, descripción, funcionalidades <text:span text:style-name="T4">e implementación</text:span> de un LKM 4:00pm, la información se perdió pues no se guardó.</text:p>
            </text:list-item>
            <text:list-item>
              <text:p text:style-name="P5">9:30pm <text:span text:style-name="T4">Se continua con la investigación de un LKM y su implementación en C.</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30T15:13:28.867054500</meta:creation-date>
    <meta:generator>LibreOffice/5.1.2.2$Linux_X86_64 LibreOffice_project/10m0$Build-2</meta:generator>
    <dc:date>2016-05-02T22:19:09.464975909</dc:date>
    <meta:editing-duration>PT19M50S</meta:editing-duration>
    <meta:editing-cycles>4</meta:editing-cycles>
    <meta:document-statistic meta:table-count="0" meta:image-count="0" meta:object-count="0" meta:page-count="1" meta:paragraph-count="10" meta:word-count="227" meta:character-count="1245" meta:non-whitespace-character-count="1034"/>
  </office:meta>
</office:document-meta>
</file>